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tropolis" svg:font-family="Metropolis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529cm" fo:margin-bottom="0.265cm" style:contextual-spacing="false" fo:line-height="110%" fo:text-align="justify" style:justify-single-word="false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529cm" fo:margin-bottom="0.265cm" style:contextual-spacing="false" fo:line-height="110%" fo:text-align="justify" style:justify-single-word="false" fo:orphans="2" fo:widows="2" fo:text-indent="0cm" style:auto-text-indent="false"/>
    </style:style>
    <style:style style:name="P3" style:family="paragraph" style:parent-style-name="Heading_20_2">
      <style:paragraph-properties fo:margin-left="0cm" fo:margin-right="0cm" fo:margin-top="0.529cm" fo:margin-bottom="0.265cm" style:contextual-spacing="false" fo:line-height="110%" fo:text-align="justify" style:justify-single-word="false" fo:orphans="2" fo:widows="2" fo:text-indent="0cm" style:auto-text-indent="false"/>
      <style:text-properties fo:font-variant="normal" fo:text-transform="none" fo:color="#0e101a" loext:opacity="100%" style:font-name="Metropolis" fo:font-size="19.5pt" fo:letter-spacing="normal" fo:font-style="normal" fo:font-weight="normal" fo:background-color="transparent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3">
      <style:paragraph-properties fo:margin-left="0cm" fo:margin-right="0cm" fo:margin-top="0.529cm" fo:margin-bottom="0.265cm" style:contextual-spacing="false" style:line-height-at-least="0.873cm" fo:text-align="justify" style:justify-single-word="false" fo:orphans="2" fo:widows="2" fo:text-indent="0cm" style:auto-text-indent="false"/>
      <style:text-properties fo:font-variant="normal" fo:text-transform="none" fo:color="#212338" loext:opacity="100%" style:font-name="Metropolis" fo:font-size="18pt" fo:letter-spacing="normal" fo:font-style="normal" fo:font-weight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ext_20_body">
      <style:paragraph-properties fo:margin-left="0cm" fo:margin-right="0cm" fo:margin-top="0cm" fo:margin-bottom="0.582cm" style:contextual-spacing="false" style:line-height-at-least="0.794cm" fo:text-align="justify" style:justify-single-word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9" style:family="paragraph" style:parent-style-name="Text_20_body" style:list-style-name="L2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0" style:family="paragraph" style:parent-style-name="Text_20_body" style:list-style-name="L3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1" style:family="paragraph" style:parent-style-name="Text_20_body" style:list-style-name="L4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2" style:family="paragraph" style:parent-style-name="Text_20_body" style:list-style-name="L5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3" style:family="paragraph" style:parent-style-name="Text_20_body" style:list-style-name="L6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4" style:family="paragraph" style:parent-style-name="Text_20_body" style:list-style-name="L7">
      <style:paragraph-properties fo:margin-top="0cm" fo:margin-bottom="0.397cm" style:contextual-spacing="false" style:line-height-at-least="0.688cm" fo:text-align="justify" style:justify-single-word="false" fo:orphans="2" fo:widows="2"/>
    </style:style>
    <style:style style:name="P15" style:family="paragraph" style:parent-style-name="Text_20_body" style:list-style-name="L2">
      <style:paragraph-properties fo:margin-top="0cm" fo:margin-bottom="0.397cm" style:contextual-spacing="false" style:line-height-at-least="0.688cm" fo:text-align="justify" style:justify-single-word="false" fo:orphans="2" fo:widows="2"/>
      <style:text-properties fo:font-variant="normal" fo:text-transform="none" fo:color="#0e101a" loext:opacity="100%" style:font-name="Metropolis" fo:font-size="12.75pt" fo:letter-spacing="normal" fo:font-style="normal" fo:font-weight="normal" fo:background-color="transparent"/>
    </style:style>
    <style:style style:name="T1" style:family="text">
      <style:text-properties fo:font-variant="normal" fo:text-transform="none" fo:color="#212338" loext:opacity="100%" style:font-name="Metropolis" fo:font-size="19.5pt" fo:letter-spacing="normal" fo:font-style="normal" fo:font-weight="bold"/>
    </style:style>
    <style:style style:name="T2" style:family="text">
      <style:text-properties fo:font-variant="normal" fo:text-transform="none" fo:color="#212338" loext:opacity="100%" style:font-name="Metropolis" fo:font-size="12.75pt" fo:letter-spacing="normal" fo:font-style="normal" fo:font-weight="normal"/>
    </style:style>
    <style:style style:name="T3" style:family="text">
      <style:text-properties fo:font-variant="normal" fo:text-transform="none" fo:color="#212338" loext:opacity="100%" style:font-name="Metropolis" fo:font-size="12.75pt" fo:letter-spacing="normal" fo:font-style="normal" fo:font-weight="bold"/>
    </style:style>
    <style:style style:name="T4" style:family="text">
      <style:text-properties fo:font-variant="normal" fo:text-transform="none" fo:color="#0e101a" loext:opacity="100%" style:font-name="Metropolis" fo:font-size="12.75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0e101a" loext:opacity="100%" style:font-name="Metropolis" fo:font-size="12.75pt" fo:letter-spacing="normal" fo:font-style="normal" fo:font-weight="bold" fo:background-color="transparent" loext:char-shading-value="0"/>
    </style:style>
    <style:style style:name="T6" style:family="text">
      <style:text-properties fo:font-variant="normal" fo:text-transform="none" fo:color="#0e101a" loext:opacity="100%" style:font-name="Metropolis" fo:font-size="27pt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fo:color="#0e101a" loext:opacity="100%" fo:letter-spacing="normal" fo:background-color="transparent" loext:char-shading-value="0"/>
    </style:style>
    <style:style style:name="T8" style:family="text">
      <style:text-properties fo:font-variant="normal" fo:text-transform="none" fo:color="#ff40ff" loext:opacity="100%" style:font-name="Metropolis" fo:font-size="12.75pt" fo:letter-spacing="normal" fo:font-style="normal" style:text-underline-style="solid" style:text-underline-width="auto" style:text-underline-color="font-color" fo:font-weight="bold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a">
        <style:list-level-properties text:space-before="2.501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Strong_20_Emphasis"><text:span text:style-name="T1">Expanda sua coleção de cursos</text:span></text:span></text:h>
      <text:h text:style-name="P5" text:outline-level="3">..enquanto economiza dinheiro</text:h>
      <text:p text:style-name="P7"/>
      <text:p text:style-name="P7"><text:span text:style-name="T4">Está pensando em  </text:span><text:span text:style-name="Strong_20_Emphasis"><text:span text:style-name="T5">expandir </text:span></text:span><text:span text:style-name="T4"> sua  </text:span><text:span text:style-name="Strong_20_Emphasis"><text:span text:style-name="T5">biblioteca de cursos </text:span></text:span><text:span text:style-name="T4">? Boas notícias! Muitas vezes, você pode fazer upgrade para um pacote de conteúdo maior </text:span><text:span text:style-name="Strong_20_Emphasis"><text:span text:style-name="T5">pagando a diferença </text:span></text:span><text:span text:style-name="T4"> em vez de  </text:span><text:span text:style-name="Strong_20_Emphasis"><text:span text:style-name="T5">comprar cada curso separadamente </text:span></text:span><text:span text:style-name="T4">. Veja como funciona:</text:span></text:p>
      <text:p text:style-name="P7"><text:span text:style-name="T2"><text:line-break/></text:span><text:span text:style-name="T4">Resumindo, em vez de adicionar cursos individuais, você pode  </text:span><text:span text:style-name="Strong_20_Emphasis"><text:span text:style-name="T5">fazer upgrade para um pacote </text:span></text:span><text:span text:style-name="T4"> que contenha  </text:span><text:span text:style-name="Strong_20_Emphasis"><text:span text:style-name="T5">um ou mais cursos que você já possui </text:span></text:span><text:span text:style-name="T4"> e os  </text:span><text:span text:style-name="Strong_20_Emphasis"><text:span text:style-name="T5">cursos que deseja , pagando </text:span></text:span><text:span text:style-name="T4"> apenas  a diferença de preço ; isso pode ser significativamente mais barato. </text:span><text:span text:style-name="Strong_20_Emphasis"><text:span text:style-name="T3">Observação:</text:span></text:span><text:span text:style-name="T2"> você não pode fazer upgrade para um pacote que </text:span><text:span text:style-name="Strong_20_Emphasis"><text:span text:style-name="T3">não contenha nenhum dos seus cursos atuais</text:span></text:span><text:span text:style-name="T2"> e não há </text:span><text:span text:style-name="Strong_20_Emphasis"><text:span text:style-name="T3">pacotes personalizados</text:span></text:span><text:span text:style-name="T2"> disponíveis.</text:span></text:p>
      <text:h text:style-name="P2" text:outline-level="2"/>
      <text:h text:style-name="P3" text:outline-level="2">Alguns exemplos recentes:</text:h>
      <text:p text:style-name="P7"><text:span text:style-name="Strong_20_Emphasis"><text:span text:style-name="T3"><text:line-break/></text:span></text:span><text:span text:style-name="Strong_20_Emphasis"><text:span text:style-name="T5">Exemplo 1 </text:span></text:span><text:span text:style-name="T4">: Alice decidiu se tornar " </text:span><text:span text:style-name="Strong_20_Emphasis"><text:span text:style-name="T5">profissional </text:span></text:span><text:span text:style-name="T4">"</text:span></text:p>
      <text:list text:style-name="L1">
        <text:list-item>
          <text:p text:style-name="P8"><text:span text:style-name="T4">Ela passou no Solutions Architect  </text:span><text:span text:style-name="Strong_20_Emphasis"><text:span text:style-name="T5">Associate </text:span></text:span><text:span text:style-name="T4"> usando meu   curso de </text:span><text:span text:style-name="Strong_20_Emphasis"><text:span text:style-name="T5">US$ 40 .</text:span></text:span></text:p>
        </text:list-item>
        <text:list-item>
          <text:p text:style-name="P8"><text:span text:style-name="T4">Ela quer desenvolver suas habilidades alcançando  </text:span><text:span text:style-name="Strong_20_Emphasis"><text:span text:style-name="T5">o nível profissional de arquiteta de soluções </text:span></text:span><text:span text:style-name="T4"> (geralmente  </text:span><text:span text:style-name="Strong_20_Emphasis"><text:span text:style-name="T5">US$ 80 </text:span></text:span><text:span text:style-name="T4">)</text:span></text:p>
        </text:list-item>
        <text:list-item>
          <text:p text:style-name="P8"><text:soft-page-break/><text:span text:style-name="Strong_20_Emphasis"><text:span text:style-name="T5">Opção de atualização </text:span></text:span><text:span text:style-name="T4"> : ela pode migrar para o pacote de arquiteto de soluções (geralmente US$ 100) por  </text:span><text:span text:style-name="Strong_20_Emphasis"><text:span text:style-name="T5">US$ 60 </text:span></text:span><text:span text:style-name="T4"> após  </text:span><text:span text:style-name="Strong_20_Emphasis"><text:span text:style-name="T5">deduzir </text:span></text:span><text:span text:style-name="T4"> seu   pagamento anterior de </text:span><text:span text:style-name="Strong_20_Emphasis"><text:span text:style-name="T5">US$ 40</text:span></text:span></text:p>
        </text:list-item>
      </text:list>
      <text:p text:style-name="P7"><text:span text:style-name="Strong_20_Emphasis"><text:span text:style-name="T5">Exemplo 2: </text:span></text:span><text:span text:style-name="T4"> Bob decide se  </text:span><text:span text:style-name="Strong_20_Emphasis"><text:span text:style-name="T5">especializar </text:span></text:span><text:span text:style-name="T4">.</text:span></text:p>
      <text:list text:style-name="L2">
        <text:list-item>
          <text:p text:style-name="P9"><text:span text:style-name="T4">Ele passou no SA Associate e Pro usando meu Solutions Architect Bundle (que custa  </text:span><text:span text:style-name="Strong_20_Emphasis"><text:span text:style-name="T5">US$ 100 </text:span></text:span><text:span text:style-name="T4">)</text:span></text:p>
        </text:list-item>
        <text:list-item>
          <text:p text:style-name="P9"><text:span text:style-name="T4">Seu próximo passo é se especializar e adicionar os  cursos de </text:span><text:span text:style-name="Strong_20_Emphasis"><text:span text:style-name="T5">Segurança (US$ 80) </text:span></text:span><text:span text:style-name="T4"> e  </text:span><text:span text:style-name="Strong_20_Emphasis"><text:span text:style-name="T5">Especialidade em Rede (US$ 80) </text:span></text:span><text:span text:style-name="T4"> à sua coleção ( </text:span><text:span text:style-name="Strong_20_Emphasis"><text:span text:style-name="T5">US$ 160 no total </text:span></text:span><text:span text:style-name="T4">).</text:span></text:p>
        </text:list-item>
        <text:list-item>
          <text:p text:style-name="P15">Bob tem três opções de atualização:</text:p>
        </text:list-item>
      </text:list>
      <text:list text:style-name="L3">
        <text:list-item>
          <text:list>
            <text:list-item>
              <text:p text:style-name="P10"><text:span text:style-name="T7"> </text:span><text:span text:style-name="T4">Pacote  </text:span><text:span text:style-name="Strong_20_Emphasis"><text:span text:style-name="T5">Security Architect: +US$ 20 </text:span></text:span><text:span text:style-name="T4"> (em comparação ao preço normal de US$ 80)</text:span></text:p>
            </text:list-item>
            <text:list-item>
              <text:p text:style-name="P10"><text:span text:style-name="T7"> </text:span><text:span text:style-name="T4">Pacote de arquiteto  </text:span><text:span text:style-name="Strong_20_Emphasis"><text:span text:style-name="T5">de rede : +US$ 70 </text:span></text:span><text:span text:style-name="T4"> (em comparação ao preço normal de US$ 80)</text:span></text:p>
            </text:list-item>
            <text:list-item>
              <text:p text:style-name="P10"><text:span text:style-name="T7"> </text:span><text:span text:style-name="T4">Pacote  </text:span><text:span text:style-name="Strong_20_Emphasis"><text:span text:style-name="T5">Network Security Architect: +US$ 90 </text:span></text:span><text:span text:style-name="T4"> (em comparação ao preço normal de US$ 160 para ambos os cursos). </text:span></text:p>
            </text:list-item>
          </text:list>
        </text:list-item>
      </text:list>
      <text:p text:style-name="P7"><text:span text:style-name="Strong_20_Emphasis"><text:span text:style-name="T5">Exemplo 3 </text:span></text:span><text:span text:style-name="T4">: Tim quer  </text:span><text:span text:style-name="Strong_20_Emphasis"><text:span text:style-name="T5">expandir </text:span></text:span><text:span text:style-name="T4"> seu conhecimento</text:span></text:p>
      <text:list text:style-name="L4">
        <text:list-item>
          <text:p text:style-name="P11"><text:span text:style-name="T4">Tim estudou e passou no   exame </text:span><text:span text:style-name="Strong_20_Emphasis"><text:span text:style-name="T5">Sysops Associate</text:span></text:span></text:p>
        </text:list-item>
        <text:list-item>
          <text:p text:style-name="P11"><text:span text:style-name="T4">Ele quer expandir seu  conhecimento </text:span><text:span text:style-name="Strong_20_Emphasis"><text:span text:style-name="T5">em arquitetura </text:span></text:span><text:span text:style-name="T4"> e  </text:span><text:span text:style-name="Strong_20_Emphasis"><text:span text:style-name="T5">ferramentas de desenvolvimento </text:span></text:span><text:span text:style-name="T4"> e quer reduzir o  custo de </text:span><text:span text:style-name="Strong_20_Emphasis"><text:span text:style-name="T5">US$ 40 </text:span></text:span><text:span text:style-name="T4"> +  </text:span><text:span text:style-name="Strong_20_Emphasis"><text:span text:style-name="T5">US$ 40 </text:span></text:span><text:span text:style-name="T4"> . </text:span></text:p>
        </text:list-item>
        <text:list-item>
          <text:p text:style-name="P11"><text:span text:style-name="T4">O  </text:span><text:span text:style-name="Strong_20_Emphasis"><text:span text:style-name="T5">pacote de associado </text:span></text:span><text:span text:style-name="T4">, que geralmente custa  </text:span><text:span text:style-name="Strong_20_Emphasis"><text:span text:style-name="T5">US$ 100, </text:span></text:span><text:span text:style-name="T4">inclui os cursos extras que ele deseja.</text:span></text:p>
        </text:list-item>
        <text:list-item>
          <text:p text:style-name="P11"><text:span text:style-name="T4">Ele paga  </text:span><text:span text:style-name="Strong_20_Emphasis"><text:span text:style-name="T5">US$ 60 </text:span></text:span><text:span text:style-name="T4"> (após contabilizar seu pagamento anterior de US$ 40).</text:span></text:p>
        </text:list-item>
      </text:list>
      <text:p text:style-name="P7"><text:span text:style-name="Strong_20_Emphasis"><text:span text:style-name="T5">Exemplo 4: </text:span></text:span><text:span text:style-name="T4"> Janice tem   planos </text:span><text:span text:style-name="Strong_20_Emphasis"><text:span text:style-name="T5">de aprendizagem de longo prazo</text:span></text:span></text:p>
      <text:list text:style-name="L5">
        <text:list-item>
          <text:p text:style-name="P12"><text:soft-page-break/><text:span text:style-name="T4">Janice passou em  </text:span><text:span text:style-name="Strong_20_Emphasis"><text:span text:style-name="T5">todos os três </text:span></text:span><text:span text:style-name="T4"> exames de associado usando meu conteúdo</text:span></text:p>
        </text:list-item>
        <text:list-item>
          <text:p text:style-name="P12"><text:span text:style-name="T4">Ela quer expandir seu conhecimento e se apropriar do meu  conteúdo </text:span><text:span text:style-name="Strong_20_Emphasis"><text:span text:style-name="T5">atual </text:span></text:span><text:span text:style-name="T4"> e  </text:span><text:span text:style-name="Strong_20_Emphasis"><text:span text:style-name="T5">futuro </text:span></text:span><text:span text:style-name="T4"> .</text:span></text:p>
        </text:list-item>
        <text:list-item>
          <text:p text:style-name="P12"><text:span text:style-name="T4">Ela gosta da aparência do pacote " </text:span><text:span text:style-name="Strong_20_Emphasis"><text:span text:style-name="T5">TODAS AS COISAS </text:span></text:span><text:span text:style-name="T4">", que geralmente custa  </text:span><text:span text:style-name="Strong_20_Emphasis"><text:span text:style-name="T5">US$ 400</text:span></text:span></text:p>
        </text:list-item>
        <text:list-item>
          <text:p text:style-name="P12"><text:span text:style-name="T4">Ela pode pagar  </text:span><text:span text:style-name="Strong_20_Emphasis"><text:span text:style-name="T5">US$ 300 </text:span></text:span><text:span text:style-name="T4"> deduzindo os US$ 100 gastos no pacote de associado.</text:span></text:p>
        </text:list-item>
      </text:list>
      <text:p text:style-name="P7"><text:span text:style-name="Strong_20_Emphasis"><text:span text:style-name="T5">Exemplo 5: </text:span></text:span><text:span text:style-name="T4"> Aspirações </text:span><text:span text:style-name="Strong_20_Emphasis"><text:span text:style-name="T5">multiplataforma </text:span></text:span><text:span text:style-name="T4"> de Jess </text:span></text:p>
      <text:list text:style-name="L6">
        <text:list-item>
          <text:p text:style-name="P13"><text:span text:style-name="T4">Jess já possui o pacote " </text:span><text:span text:style-name="Strong_20_Emphasis"><text:span text:style-name="T5">ALL THE THINGS </text:span></text:span><text:span text:style-name="T4">" e usou muitos dos meus cursos.</text:span></text:p>
        </text:list-item>
        <text:list-item>
          <text:p text:style-name="P13"><text:span text:style-name="T4">Ela quer  </text:span><text:span text:style-name="Strong_20_Emphasis"><text:span text:style-name="T5">mais conteúdo </text:span></text:span><text:span text:style-name="T4"> abrangendo  </text:span><text:span text:style-name="Strong_20_Emphasis"><text:span text:style-name="T5">várias plataformas de nuvem </text:span></text:span><text:span text:style-name="T4"> e  </text:span><text:span text:style-name="Strong_20_Emphasis"><text:span text:style-name="T5">pilhas de tecnologia </text:span></text:span><text:span text:style-name="T4"> e notou o pacote  " </text:span><text:span text:style-name="Strong_20_Emphasis"><text:span text:style-name="T5">ALL THE THINGS PLUS ", que geralmente custa US$ 600</text:span></text:span></text:p>
        </text:list-item>
        <text:list-item>
          <text:p text:style-name="P13"><text:span text:style-name="T4">Ela paga apenas  </text:span><text:span text:style-name="Strong_20_Emphasis"><text:span text:style-name="T5">US$ 200, </text:span></text:span><text:span text:style-name="T4"> pois já investiu no pacote "TODAS AS COISAS" (que custou US$ 400).</text:span></text:p>
        </text:list-item>
      </text:list>
      <text:h text:style-name="P1" text:outline-level="1"/>
      <text:h text:style-name="P1" text:outline-level="1"><text:span text:style-name="Strong_20_Emphasis"><text:span text:style-name="T6">Como atualizar:</text:span></text:span></text:h>
      <text:list text:style-name="L7">
        <text:list-item>
          <text:p text:style-name="P14"><text:span text:style-name="T4">Escolha um pacote que contenha os cursos que  </text:span><text:span text:style-name="Strong_20_Emphasis"><text:span text:style-name="T5">você já possui </text:span></text:span><text:span text:style-name="T4"> e os  </text:span><text:span text:style-name="Strong_20_Emphasis"><text:span text:style-name="T5">novos que você deseja </text:span></text:span><text:span text:style-name="T4">.</text:span></text:p>
        </text:list-item>
        <text:list-item>
          <text:p text:style-name="P14"><text:span text:style-name="T4">Ou informe-nos os  </text:span><text:span text:style-name="Strong_20_Emphasis"><text:span text:style-name="T5">cursos que você deseja </text:span></text:span><text:span text:style-name="T4">e podemos  </text:span><text:span text:style-name="Strong_20_Emphasis"><text:span text:style-name="T5">ajudá </text:span></text:span><text:span text:style-name="T4"> -lo com o   método  mais </text:span><text:span text:style-name="Strong_20_Emphasis"><text:span text:style-name="T5">econômico de atualização </text:span></text:span><text:span text:style-name="T4">.</text:span></text:p>
        </text:list-item>
        <text:list-item>
          <text:p text:style-name="P14"><text:span text:style-name="T4">Abra um tíquete ( </text:span><text:a xlink:type="simple" xlink:href="https://learncantrill.zendesk.com/hc/en-us/requests/new" office:target-frame-name="_blank" xlink:show="new" text:style-name="Internet_20_link" text:visited-style-name="Visited_20_Internet_20_Link"><text:span text:style-name="Strong_20_Emphasis"><text:span text:style-name="T8">AQUI</text:span></text:span></text:a><text:span text:style-name="T4"> ) e diga-nos o que você gostaria </text:span></text:p>
        </text:list-item>
        <text:list-item>
          <text:p text:style-name="P14"><text:soft-page-break/><text:span text:style-name="T4">Responderemos com um  </text:span><text:span text:style-name="Strong_20_Emphasis"><text:span text:style-name="T5">link para pagamento de upgrade </text:span></text:span><text:span text:style-name="T4"> OU  </text:span><text:span text:style-name="Strong_20_Emphasis"><text:span text:style-name="T5">com mais perguntas , </text:span></text:span><text:span text:style-name="T4"> se necessário. Observação:  </text:span><text:span text:style-name="Strong_20_Emphasis"><text:span text:style-name="T5">os links de upgrade duram duas semanas </text:span></text:span><text:span text:style-name="T4">. Se não forem utilizados, você precisará solicitar um novo.</text:span></text:p>
        </text:list-item>
        <text:list-item>
          <text:p text:style-name="P14"><text:span text:style-name="T4">Para "ALL THE THINGS" ou "ALL THE THINGS PLUS", você pode pagar  </text:span><text:span text:style-name="Strong_20_Emphasis"><text:span text:style-name="T5">à vista </text:span></text:span><text:span text:style-name="T4"> ou em  </text:span><text:span text:style-name="Strong_20_Emphasis"><text:span text:style-name="T5">parcelas </text:span></text:span><text:span text:style-name="T4">.  </text:span><text:span text:style-name="Strong_20_Emphasis"><text:span text:style-name="T5">Assumiremos um pagamento único, </text:span></text:span><text:span text:style-name="T4"> caso você não nos informe o contrário. Observação: as parcelas têm uma  </text:span><text:span text:style-name="Strong_20_Emphasis"><text:span text:style-name="T5">taxa administrativa mínima </text:span></text:span><text:span text:style-name="T4">, que aumenta conforme o número de meses em que você deseja dividir o custo.</text:span>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tropolis" svg:font-family="Metropoli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3:38:38.938578874</meta:creation-date>
    <dc:date>2025-08-25T13:40:40.099354499</dc:date>
    <meta:editing-duration>PT2M2S</meta:editing-duration>
    <meta:editing-cycles>1</meta:editing-cycles>
    <meta:document-statistic meta:table-count="0" meta:image-count="0" meta:object-count="0" meta:page-count="4" meta:paragraph-count="36" meta:word-count="651" meta:character-count="3681" meta:non-whitespace-character-count="2984"/>
    <meta:generator>LibreOffice/7.4.7.2$Linux_X86_64 LibreOffice_project/40$Build-2</meta:generator>
  </office:meta>
</office:document-meta>
</file>